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528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 Part Nu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1,C102,C103,C104,C105,C106,C113,C114,C115,C116,C117,C118</text:p>
          </table:table-cell>
          <table:table-cell office:value-type="string" calcext:value-type="string">
            <text:p>SM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87-3354-1-ND</text:p>
          </table:table-cell>
          <table:table-cell office:value-type="float" office:value="0.28" calcext:value-type="float">
            <text:p>0.28</text:p>
          </table:table-cell>
          <table:table-cell table:formula="of:=[.G2]*[.D2]" office:value-type="float" office:value="3.36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7,C108,C109,C110,C119,C120,C122,C123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3]*[.D3]" office:value-type="float" office:value="0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11,C112,C121,C124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n</text:p>
          </table:table-cell>
          <table:table-cell table:number-columns-repeated="2"/>
          <table:table-cell table:formula="of:=[.G4]*[.D4]" office:value-type="float" office:value="0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25,C127,C129,C131,C133,C135,C137,C139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45-7415-1-ND</text:p>
          </table:table-cell>
          <table:table-cell office:value-type="float" office:value="0.24" calcext:value-type="float">
            <text:p>0.24</text:p>
          </table:table-cell>
          <table:table-cell table:formula="of:=[.G5]*[.D5]" office:value-type="float" office:value="1.92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01,P102,P105,P106</text:p>
          </table:table-cell>
          <table:table-cell office:value-type="string" calcext:value-type="string">
            <text:p>PIN_ARRAY_4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4</text:p>
          </table:table-cell>
          <table:table-cell table:number-columns-repeated="2"/>
          <table:table-cell table:formula="of:=[.G6]*[.D6]" office:value-type="float" office:value="0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bornie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 table:number-columns-repeated="2"/>
          <table:table-cell table:formula="of:=[.G7]*[.D7]" office:value-type="float" office:value="0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in_array_1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3X2</text:p>
          </table:table-cell>
          <table:table-cell table:number-columns-repeated="2"/>
          <table:table-cell table:formula="of:=[.G8]*[.D8]" office:value-type="float" office:value="0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1,R102,R103,R104,R109,R110,R111,R112</text:p>
          </table:table-cell>
          <table:table-cell office:value-type="string" calcext:value-type="string">
            <text:p>SM060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G9]*[.D9]" office:value-type="float" office:value="0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05,R106,R107,R108,R113,R114,R115,R116</text:p>
          </table:table-cell>
          <table:table-cell office:value-type="string" calcext:value-type="string">
            <text:p>SM2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CRA2512-FZ-R100ELFCT-ND</text:p>
          </table:table-cell>
          <table:table-cell office:value-type="float" office:value="0.6" calcext:value-type="float">
            <text:p>0.6</text:p>
          </table:table-cell>
          <table:table-cell table:formula="of:=[.G10]*[.D10]" office:value-type="float" office:value="4.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01,U102,U103,U104</text:p>
          </table:table-cell>
          <table:table-cell office:value-type="string" calcext:value-type="string">
            <text:p>TQFP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C2660</text:p>
          </table:table-cell>
          <table:table-cell office:value-type="string" calcext:value-type="string">
            <text:p>1460-1059-ND</text:p>
          </table:table-cell>
          <table:table-cell office:value-type="float" office:value="6.94" calcext:value-type="float">
            <text:p>6.94</text:p>
          </table:table-cell>
          <table:table-cell table:formula="of:=[.G11]*[.D11]" office:value-type="float" office:value="27.76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6,C128,C130,C132,C134,C136,C138,C140</text:p>
          </table:table-cell>
          <table:table-cell office:value-type="string" calcext:value-type="string">
            <text:p>C1V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493-12597-1-ND</text:p>
          </table:table-cell>
          <table:table-cell office:value-type="float" office:value="0.27" calcext:value-type="float">
            <text:p>0.27</text:p>
          </table:table-cell>
          <table:table-cell table:formula="of:=[.G12]*[.D12]" office:value-type="float" office:value="2.16" calcext:value-type="float">
            <text:p/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Grand Total</text:p>
          </table:table-cell>
          <table:table-cell table:formula="of:=SUM([.H2:.H12])" office:value-type="float" office:value="4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21:47:40.955816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5-30T22:14:34.477659759</dc:date>
    <meta:editing-duration>P0D</meta:editing-duration>
    <meta:editing-cycles>2</meta:editing-cycles>
    <meta:document-statistic meta:table-count="1" meta:cell-count="86" meta:object-count="0"/>
  </office:meta>
</office:document-meta>
</file>